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a10000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0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P1 - あなたのデュアルフォークを取る。二回自分自身をファック。 [Take your dual fork. Fuck yourself twice.]</text:p>
      <text:p text:style-name="P1">あなたに性的快感を与えるために十分な厚さではない。[It is not thick enough to give sexual pleasure to you.]</text:p>
      <text:p text:style-name="P1">あなたはあなたの言葉で私を退屈続けるのだろうか？または。あなたは私の服を脱ぐのだろうか？ [Will you continue boring me with your words? Or will you take off my clothes?]</text:p>
      <text:p text:style-name="P1"><text:s/>私はあなたの歯の間に私の乳首を感じるようにしたい。[I want to feel my nipples between your teeth.]</text:p>
      <text:p text:style-name="P1">十分に公平。[Fair enough.]</text:p>
      <text:p text:style-name="P1">私が覚えている。[I remember.]</text:p>
      <text:p text:style-name="P1">時々私は、そのメモリに自慰行為。[Sometimes I masturbate to that memory.]</text:p>
      <text:p text:style-name="P2">...</text:p>
      <text:p text:style-name="P2">性交あなたは何を話している？白痴雌犬。[What the fuck you're talking about? Bitch idiot.]</text:p>
      <text:p text:style-name="P2">ハマグリは、真珠を生成しません。あなたは海の何も知らない。[Clam will not produce the pearl. You do not know anything of the sea.]</text:p>
      <text:p text:style-name="P2">あなたは非常に怒っているように見える。性交をチルアウト。のはお互いに触れてみましょう。私と一緒に投石入手してください。[You seem to be very angry. Chill the fuck out. Let's touch each other. Please get stoned with me.]</text:p>
      <text:p text:style-name="P2">正確にどのくらいの。あなたは知りたいですか？水のビッチ。[Exactly how much. Do you want to know? Bitch of water.]</text:p>
      <text:p text:style-name="P2">MP2 - あなたは私になりたいですか？ [Do you want to be me?]</text:p>
      <text:p text:style-name="P2">あなたは私にはできません。あなたは私を理解できない場合。[You can not be me. If you can not understand me.]</text:p>
      <text:p text:style-name="P2">さらに。あなたは私にはできません。あなたは私を性交することができない場合。[In addition. You can not be me. If you can not fuck me.]</text:p>
      <text:p text:style-name="P2">MP3 - あなたは時間の領主に挑戦します。[You challenge the lord of time.]</text:p>
      <text:p text:style-name="P2">あなたの哀れな軍隊は失敗しなければならない。[Your pathetic army must fail.]</text:p>
      <text:p text:style-name="P2">彼はあなたの幽霊を食べるようになる。彼は現実そのものを消費するからである。[He will eat your ghost. For he consumes reality itself.]</text:p>
      <text:p text:style-name="P2">ない。あなたはそうしなかった。[No. You did not.]</text:p>
      <text:p text:style-name="P2"><text:soft-page-break/>私は何も後悔はありません。[I do not regret anything.]</text:p>
      <text:p text:style-name="P2">_</text:p>
      <text:p text:style-name="P2">HZ1 - あなたは私になりたいですか？ [Do you want to be me?]</text:p>
      <text:p text:style-name="P2">あなたは私にはできません。あなたは私を理解できない場合。[You can not be me. If you can not understand me.]</text:p>
      <text:p text:style-name="P2">さらに。あなたは私にはできません。あなたは私を性交することができない場合。[In addition. You can not be me. If you can not fuck me.]</text:p>
      <text:p text:style-name="P2">HZ2 - これ以上のゲームはありません。馬男。今私をファック。[There are no more games. Horse man. Fuck me now.]</text:p>
      <text:p text:style-name="P2">HORSEAPONIまたがっ私を曲げる。あなたは私がハードファック。HORSEYスタイル。[I bend across HORSEAPONI. You fuck me hard. HORSEY style.]</text:p>
      <text:p text:style-name="P2">私にリンゴを養う。その後、私の髪をつかむ。あなたはチャンピオンのように私に乗るだろう。[Feed me apple. Then, grab my hair. You will ride me like a champ.]</text:p>
      <text:p text:style-name="P2">のバケツを埋めることができます。その後、内容がスプラッシュ。私の体の上にすべての。次に干し草の山に私を投げる。[You can fill the bucket. Then, the contents of the splash. All over my body. Then throw me in a pile of hay.]</text:p>
      <text:p text:style-name="P2">私はあなたのホーンを吸うことができます。同時に、あなたは私のお尻を平手打ち。リズミカルにそれを行う。また。いななく。[I can suck your horn. At the same time, you slap my ass. Do it rhythmically. Also. Neigh.]</text:p>
      <text:p text:style-name="P2">私のすべての反復をファック。性的エクスタシーを体験する私たちのすべてを引き起こす。私たちは一斉にオーガズムましょう。[Fuck my all iterations. Cause all of us to experience sexual ecstasy. We try to orgasm in unison.]</text:p>
      <text:p text:style-name="P2">清潔なタオルで私を包んでください。私は農場の動物のようにうめき声をしなければならない。[Please wrap me with a clean towel. I must moan like farm animals.]</text:p>
      <text:p text:style-name="P2">私の足の間に腹立たしそうに鼻を鳴らす。私は殺された子羊のように悲鳴を上げるでしょう。[Snort angrily between my legs. I would scream like a lamb that was killed.]</text:p>
      <text:p text:style-name="P2">私たちは一緒に私たちのお尻を持ってみましょう。共通のオーガズムに参加。すべての終わりでは、私たちを取り囲んでいる。[Let us have our ass together. Participate in the common orgasm. At the end of all that surrounds us.]</text:p>
      <text:p text:style-name="P2">もっと私を低下させる。私はほとんどそこにいる。[Degrade me more. I'm almost there.]</text:p>
      <text:p text:style-name="P2">フリーク。[Freak.]</text:p>
      <text:p text:style-name="P2">_</text:p>
      <text:p text:style-name="P2">RN1 - もちろんそんなことはない。あなたの告発は言語道断。 [Of course there is no such <text:soft-page-break/>a thing. Your accusation is outrageous.]</text:p>
      <text:p text:style-name="P2">黙れ。そう。あなたはまだ彼と別れたのですか？ [Silence. So. Are you broke up with him yet?]</text:p>
      <text:p text:style-name="P2">あなたは、どういう意味ですか。それは恋人があなたを裏切ったときに感じる？はい、私は知っている。[Are you mean? It feels when the lover has betrayed you? Yes I know.]</text:p>
      <text:p text:style-name="P2">右。我々が表示されます。[Right. We will see.]</text:p>
      <text:p text:style-name="P2">いいえクソ方法。[No fucking way.]</text:p>
      <text:p text:style-name="P2">罰金。しかし、あなたは私に借りがある。性的な接待。[Fine. But you owe me. Sexual favors.]</text:p>
      <text:p text:style-name="P2">RN2 - なぜですか？ [Why is?]</text:p>
      <text:p text:style-name="P2">はい、もちろん。私はあなたの友達です。[Yes, of course. I am your friend.]</text:p>
      <text:p text:style-name="P2">何を壊す？彼のホーン？ [What you break? His horn?]</text:p>
      <text:p text:style-name="P2">あなたのセックスライフはどうですか？ [How is your sex life?]</text:p>
      <text:p text:style-name="P2">RUFIOH。私はあなたにこのことを告げた。毎日。永遠に。[RUFIOH. I told you this thing. Every day. Forever.]</text:p>
      <text:p text:style-name="P2">私は怒って嫉妬した。[I was jealous and angry.]</text:p>
      <text:p text:style-name="P2">はい。愛が私には死んでいる。ので、誰かがずっと前に、心臓を介して私を刺した。[Yes. Love is dead to me. So long ago, someone stabbed me through the heart.]</text:p>
      <text:p text:style-name="P2">あなたは私が彼を殺したいですか？再び？ [Do you want me to kill him? Again?]</text:p>
      <text:p text:style-name="P2">私が彼を誘惑したいですか？ [I want to seduce him?]</text:p>
      <text:p text:style-name="P2">私は彼の魂を消費するために悪魔をもたらすでしょう。[I'll bring the devil to consume his soul.]</text:p>
      <text:p text:style-name="P2">あなたは必然だけを遅らせる。[You're only delaying the inevitable.]</text:p>
      <text:p text:style-name="P2">私たちの終了時間が近いです。[The end of our time is near.]</text:p>
      <text:p text:style-name="P2">_</text:p>
      <text:p text:style-name="P2">DS1 - I VERY HAPPY.</text:p>
      <text:p text:style-name="P2">MEET HUMAN.</text:p>
      <text:p text:style-name="P2">SAY MUCH DELIGHT.</text:p>
      <text:p text:style-name="P2">_</text:p>
      <text:p text:style-name="P2"><text:soft-page-break/>RL1 - PLEASE. APOLOGY.</text:p>
      <text:p text:style-name="P2">NOT WANT. DISTURB YOU.</text:p>
      <text:p text:style-name="P2">_</text:p>
      <text:p text:style-name="P2">AH1 - ???</text:p>
      <text:p text:style-name="P2">_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64" meta:word-count="1851" meta:character-count="3957"/>
    <meta:generator>OpenOffice/4.1.2$Win32 OpenOffice.org_project/412m3$Build-9782</meta:generator>
  </office:meta>
</office:document-meta>
</file>